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0.6.0.0 -->
  <office:font-face-decls>
    <style:font-face style:name="Times New Roman" svg:font-family="Times New Roman" style:font-pitch="variable" style:font-family-generic="roman"/>
    <style:font-face style:name="Courier New" svg:font-family="Courier New"/>
  </office:font-face-decls>
  <office:automatic-styles>
    <style:style style:name="P1" style:family="paragraph" style:parent-styl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P5" style:family="paragraph" style:parent-style-name="Standard">
      <style:paragraph-properties fo:break-before="auto" style:writing-mode="lr-tb"/>
    </style:style>
    <style:style style:name="P6" style:family="paragraph" style:parent-style-name="Standard">
      <style:paragraph-properties fo:break-before="auto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</office:automatic-styles>
  <office:body>
    <office:text>
      <text:p text:style-name="P1"><text:span text:style-name="T1_1">scsLightbox</text:span><text:span text:style-name="T1_2"><text:s/></text:span><text:span text:style-name="T1_3">jQuery</text:span><text:span text:style-name="T1_4"><text:s/></text:span><text:span text:style-name="T1_5">plugin</text:span></text:p>
      <text:p text:style-name="P2"><text:span text:style-name="T2_1"><text:s/>--<text:s/></text:span><text:span text:style-name="T2_2">by</text:span><text:span text:style-name="T2_3"><text:s/></text:span><text:span text:style-name="T2_4">Pascal</text:span><text:span text:style-name="T2_5"><text:s/>(</text:span><text:span text:style-name="T2_6">Scalpweb</text:span><text:span text:style-name="T2_7">)<text:s/></text:span><text:span text:style-name="T2_8">Mugnier</text:span></text:p>
      <text:p text:style-name="P3"/>
      <text:p text:style-name="P4"><text:span text:style-name="T4_1">License</text:span><text:span text:style-name="T4_2"><text:s/></text:span><text:span text:style-name="T4_3">Creative</text:span><text:span text:style-name="T4_4"><text:s/></text:span><text:span text:style-name="T4_5">Commons</text:span><text:span text:style-name="T4_6"><text:s/></text:span><text:span text:style-name="T4_7">http</text:span><text:span text:style-name="T4_8">://</text:span><text:span text:style-name="T4_9">creativecommons</text:span><text:span text:style-name="T4_10">.</text:span><text:span text:style-name="T4_11">org</text:span><text:span text:style-name="T4_12">/</text:span><text:span text:style-name="T4_13">licenses</text:span><text:span text:style-name="T4_14">/</text:span><text:span text:style-name="T4_15">by</text:span><text:span text:style-name="T4_16">/3.0/</text:span></text:p>
      <text:p text:style-name="P5"/>
      <text:p text:style-name="P6"><text:span text:style-name="T6_1">How</text:span><text:span text:style-name="T6_2"><text:s/></text:span><text:span text:style-name="T6_3">to</text:span><text:span text:style-name="T6_4"><text:s/></text:span><text:span text:style-name="T6_5">use</text:span><text:span text:style-name="T6_6"><text:s/>:<text:s/></text:span><text:span text:style-name="T6_7">http</text:span><text:span text:style-name="T6_8">://</text:span><text:span text:style-name="T6_9">www</text:span><text:span text:style-name="T6_10">.</text:span><text:span text:style-name="T6_11">pascalmugnier</text:span><text:span text:style-name="T6_12">.</text:span><text:span text:style-name="T6_13">com</text:span><text:span text:style-name="T6_14">/</text:span><text:span text:style-name="T6_15">jQuery</text:span><text:span text:style-name="T6_16">-</text:span><text:span text:style-name="T6_17">plugin</text:span><text:span text:style-name="T6_18">-</text:span><text:span text:style-name="T6_19">lightbox</text:span><text:span text:style-name="T6_20">.</text:span><text:span text:style-name="T6_21">html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ourier New" svg:font-family="Courier New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ourier New" fo:font-size="11pt" style:font-name-asian="Courier New" style:font-size-asian="11pt" style:font-name-complex="Courier New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0.6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